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acb2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#ip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ti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ban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R4 = 72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qr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f R4 == 72; R4 = 1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addr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string" calcext:value-type="string">
            <text:p>R4 = 1</text:p>
          </table:table-cell>
          <table:table-cell table:style-name="ce12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seti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4 == 0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 = R4 | 0x100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14464005" calcext:value-type="float">
            <text:p>14464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14464005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formula="of:=[.C9]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&amp;= 0xFF</text:p>
          </table:table-cell>
          <table:table-cell table:style-name="ce5" table:number-columns-repeated="7"/>
          <table:table-cell table:number-columns-repeated="2"/>
          <table:table-cell table:style-name="Default"/>
          <table:table-cell table:number-columns-repeated="3"/>
          <table:table-cell table:formula="of:=BITAND([.D10];[.U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+= R2</text:p>
          </table:table-cell>
          <table:table-cell table:number-columns-repeated="9"/>
          <table:table-cell table:style-name="Default"/>
          <table:table-cell table:number-columns-repeated="5"/>
          <table:table-cell table:formula="of:=[.V9]+BITAND([.T10];255)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4 &amp;= 0xFFFFFF</text:p>
          </table:table-cell>
          <table:table-cell table:style-name="ce7" table:number-columns-repeated="7"/>
          <table:table-cell/>
          <table:table-cell table:style-name="ce7"/>
          <table:table-cell table:number-columns-repeated="6"/>
          <table:table-cell table:formula="of:=BITAND([.V11];[.D12])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65899" calcext:value-type="float">
            <text:p>65899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*= 65899 <text:s text:c="2"/>(65899 is prime)</text:p>
          </table:table-cell>
          <table:table-cell table:number-columns-repeated="15"/>
          <table:table-cell table:formula="of:=[.V12]*65899" office:value-type="float" office:value="953163465495" calcext:value-type="float">
            <text:p>9531634654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&amp;= 0xFFFFFF</text:p>
          </table:table-cell>
          <table:table-cell table:number-columns-repeated="15"/>
          <table:table-cell table:formula="of:=BITAND([.V13];[.D14])" office:value-type="float" office:value="16270103" calcext:value-type="float">
            <text:p>162701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= 0; if 256&gt;R3 then R2 = 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(R2 == 0)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oto 28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= 0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R1 = R2 + 1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*= 256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R1 &gt; R3: R1 = 1; else R1 = 0</text:p>
          </table:table-cell>
          <table:table-cell table:style-name="ce20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" office:value-type="string" calcext:value-type="string">
            <text:p>R1 == 0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1 == 1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Goto 26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2 += 1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oto 18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R3 = R2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oto 8</text:p>
          </table:table-cell>
          <table:table-cell table:style-name="ce18"/>
          <table:table-cell table:style-name="ce5" table:number-columns-repeated="6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f R4 == R0; R2 = 1; else R2 = 0</text:p>
          </table:table-cell>
          <table:table-cell table:style-name="ce18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f R2 != 0 – EXIT</text:p>
          </table:table-cell>
          <table:table-cell table:style-name="ce6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0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20:49.647701076</meta:creation-date>
    <dc:date>2024-10-28T17:32:18.329300954</dc:date>
    <meta:editing-duration>PT1H39M36S</meta:editing-duration>
    <meta:editing-cycles>3</meta:editing-cycles>
    <meta:generator>LibreOffice/7.3.7.2$Linux_X86_64 LibreOffice_project/30$Build-2</meta:generator>
    <meta:document-statistic meta:table-count="1" meta:cell-count="201" meta:object-count="0"/>
  </office:meta>
</office:document-meta>
</file>